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fo:font-weight="bold" style:font-weight-asian="bold" style:font-weight-complex="bold"/>
    </style:style>
    <style:style style:name="P3" style:family="paragraph" style:parent-style-name="Standard">
      <style:paragraph-properties fo:margin-top="0in" fo:margin-bottom="0in" style:contextual-spacing="false" fo:text-align="center" style:justify-single-word="false"/>
      <style:text-properties fo:font-weight="bold" style:font-weight-asian="bold" style:font-weight-complex="bold"/>
    </style:style>
    <style:style style:name="P4" style:family="paragraph" style:parent-style-name="Standard" style:list-style-name="L3">
      <style:paragraph-properties fo:margin-top="0in" fo:margin-bottom="0in" style:contextual-spacing="false"/>
      <style:text-properties fo:font-weight="bold" style:font-weight-asian="bold" style:font-weight-complex="bold"/>
    </style:style>
    <style:style style:name="P5" style:family="paragraph" style:parent-style-name="Standard">
      <style:paragraph-properties fo:margin-top="0in" fo:margin-bottom="0in" style:contextual-spacing="false"/>
      <style:text-properties fo:font-weight="bold" officeooo:paragraph-rsid="002b8cb3" style:font-weight-asian="bold" style:font-weight-complex="bold"/>
    </style:style>
    <style:style style:name="P6" style:family="paragraph" style:parent-style-name="Standard">
      <style:paragraph-properties fo:margin-top="0in" fo:margin-bottom="0in" style:contextual-spacing="false"/>
      <style:text-properties fo:font-weight="normal" style:font-weight-asian="normal" style:font-weight-complex="normal"/>
    </style:style>
    <style:style style:name="P7" style:family="paragraph" style:parent-style-name="Standard" style:list-style-name="L1">
      <style:paragraph-properties fo:margin-top="0in" fo:margin-bottom="0in" style:contextual-spacing="false"/>
      <style:text-properties fo:font-weight="normal" style:font-weight-asian="normal" style:font-weight-complex="normal"/>
    </style:style>
    <style:style style:name="P8" style:family="paragraph" style:parent-style-name="Standard" style:list-style-name="L2">
      <style:paragraph-properties fo:margin-top="0in" fo:margin-bottom="0in" style:contextual-spacing="false"/>
      <style:text-properties fo:font-weight="normal" style:font-weight-asian="normal" style:font-weight-complex="normal"/>
    </style:style>
    <style:style style:name="P9" style:family="paragraph" style:parent-style-name="Standard" style:list-style-name="L2">
      <style:paragraph-properties fo:margin-top="0in" fo:margin-bottom="0in" style:contextual-spacing="false"/>
      <style:text-properties fo:font-weight="normal" officeooo:paragraph-rsid="00214402" style:font-weight-asian="normal" style:font-weight-complex="normal"/>
    </style:style>
    <style:style style:name="P10" style:family="paragraph" style:parent-style-name="Standard" style:list-style-name="L2">
      <style:paragraph-properties fo:margin-top="0in" fo:margin-bottom="0in" style:contextual-spacing="false"/>
      <style:text-properties fo:font-weight="normal" officeooo:rsid="00214402" officeooo:paragraph-rsid="00214402" style:font-weight-asian="normal" style:font-weight-complex="normal"/>
    </style:style>
    <style:style style:name="P11" style:family="paragraph" style:parent-style-name="Standard" style:list-style-name="L3">
      <style:paragraph-properties fo:margin-top="0in" fo:margin-bottom="0in" style:contextual-spacing="false"/>
      <style:text-properties fo:font-weight="normal" style:font-weight-asian="normal" style:font-weight-complex="normal"/>
    </style:style>
    <style:style style:name="P12" style:family="paragraph" style:parent-style-name="Standard" style:list-style-name="L3">
      <style:paragraph-properties fo:margin-top="0in" fo:margin-bottom="0in" style:contextual-spacing="false"/>
      <style:text-properties fo:font-weight="normal" officeooo:paragraph-rsid="00214402" style:font-weight-asian="normal" style:font-weight-complex="normal"/>
    </style:style>
    <style:style style:name="P13" style:family="paragraph" style:parent-style-name="Standard" style:list-style-name="L3">
      <style:paragraph-properties fo:margin-top="0in" fo:margin-bottom="0in" style:contextual-spacing="false"/>
      <style:text-properties fo:font-weight="normal" officeooo:paragraph-rsid="0029be7b" style:font-weight-asian="normal" style:font-weight-complex="normal"/>
    </style:style>
    <style:style style:name="P14" style:family="paragraph" style:parent-style-name="Standard" style:list-style-name="L4">
      <style:paragraph-properties fo:margin-top="0in" fo:margin-bottom="0in" style:contextual-spacing="false"/>
      <style:text-properties fo:font-weight="normal" style:font-weight-asian="normal" style:font-weight-complex="normal"/>
    </style:style>
    <style:style style:name="P15" style:family="paragraph" style:parent-style-name="Standard" style:list-style-name="L4">
      <style:paragraph-properties fo:margin-top="0in" fo:margin-bottom="0in" style:contextual-spacing="false"/>
      <style:text-properties fo:font-weight="normal" officeooo:paragraph-rsid="0026a566" style:font-weight-asian="normal" style:font-weight-complex="normal"/>
    </style:style>
    <style:style style:name="P16" style:family="paragraph" style:parent-style-name="Standard" style:list-style-name="L5">
      <style:paragraph-properties fo:margin-top="0in" fo:margin-bottom="0in" style:contextual-spacing="false"/>
      <style:text-properties fo:font-weight="normal" style:font-weight-asian="normal" style:font-weight-complex="normal"/>
    </style:style>
    <style:style style:name="P17" style:family="paragraph" style:parent-style-name="Standard">
      <style:paragraph-properties fo:margin-top="0in" fo:margin-bottom="0in" style:contextual-spacing="false"/>
      <style:text-properties fo:font-style="normal" fo:font-weight="normal" officeooo:paragraph-rsid="0029be7b" style:font-style-asian="normal" style:font-weight-asian="normal" style:font-style-complex="normal" style:font-weight-complex="normal"/>
    </style:style>
    <style:style style:name="P18" style:family="paragraph" style:parent-style-name="Text_20_body" style:list-style-name="L9">
      <style:paragraph-properties fo:margin-top="0in" fo:margin-bottom="0in" style:contextual-spacing="false"/>
    </style:style>
    <style:style style:name="T1" style:family="text">
      <style:text-properties fo:font-weight="normal" style:font-weight-asian="normal" style:font-weight-complex="normal"/>
    </style:style>
    <style:style style:name="T2" style:family="text">
      <style:text-properties fo:font-weight="normal" officeooo:rsid="0029be7b" style:font-weight-asian="normal" style:font-weight-complex="normal"/>
    </style:style>
    <style:style style:name="T3" style:family="text">
      <style:text-properties fo:font-weight="normal" officeooo:rsid="002b8cb3"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f7533"/>
    </style:style>
    <style:style style:name="T6" style:family="text">
      <style:text-properties officeooo:rsid="00214402"/>
    </style:style>
    <style:style style:name="T7" style:family="text">
      <style:text-properties officeooo:rsid="0023303a"/>
    </style:style>
    <style:style style:name="T8" style:family="text">
      <style:text-properties officeooo:rsid="0024e9aa"/>
    </style:style>
    <style:style style:name="T9" style:family="text">
      <style:text-properties officeooo:rsid="0026a566"/>
    </style:style>
    <style:style style:name="T10" style:family="text">
      <style:text-properties fo:font-weight="bold" officeooo:rsid="0026a566" style:font-weight-asian="bold" style:font-weight-complex="bold"/>
    </style:style>
    <style:style style:name="T11" style:family="text">
      <style:text-properties officeooo:rsid="0026ce35"/>
    </style:style>
    <style:style style:name="T12" style:family="text">
      <style:text-properties officeooo:rsid="0028a2c1"/>
    </style:style>
    <style:style style:name="T13" style:family="text">
      <style:text-properties officeooo:rsid="0029be7b"/>
    </style:style>
    <style:style style:name="T14" style:family="text">
      <style:text-properties fo:font-style="italic" officeooo:rsid="0029be7b"/>
    </style:style>
    <style:style style:name="T15" style:family="text">
      <style:text-properties officeooo:rsid="002b8c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ype checking</text:p>
      <text:p text:style-name="P1"/>
      <text:p text:style-name="P2">Type of a data item</text:p>
      <text:list xml:id="list3783572141" text:style-name="L1">
        <text:list-item>
          <text:p text:style-name="P7">Indicates the values that <text:span text:style-name="T5">a variable</text:span> can hold and the operations that can be performed on them.</text:p>
        </text:list-item>
        <text:list-item>
          <text:p text:style-name="P7">Programming languages provide constructs to define new user define<text:span text:style-name="T8">d</text:span> types and <text:span text:style-name="T8">provide </text:span>some inbuilt primitive types.</text:p>
        </text:list-item>
      </text:list>
      <text:p text:style-name="P6"/>
      <text:p text:style-name="P2">Type error</text:p>
      <text:p text:style-name="P6">An erroneous or undesirable program behavior caused by treating/interpreting one data type as another and thus applying invalid operations on data.</text:p>
      <text:p text:style-name="P6"/>
      <text:p text:style-name="P2">Type system</text:p>
      <text:p text:style-name="P1"><text:span text:style-name="T1">A type system associates a </text:span><text:span text:style-name="T4">type </text:span><text:span text:style-name="T1">with each computed value and hence the permissible operations on that value. By examining the flow of these values, a type system attempts to ensure or prove that no </text:span><text:span text:style-name="T4">type errors </text:span><text:span text:style-name="T1">can occur.</text:span></text:p>
      <text:p text:style-name="P6"/>
      <text:p text:style-name="P2">Type safety</text:p>
      <text:p text:style-name="P6">The extent to which a programming language discourages or prevents type errors</text:p>
      <text:p text:style-name="P6"/>
      <text:p text:style-name="P2">Type checking</text:p>
      <text:list xml:id="list1254113631" text:style-name="L2">
        <text:list-item>
          <text:p text:style-name="P9">Checks performed <text:span text:style-name="T5">so </text:span>that operations are used only with correct types.</text:p>
        </text:list-item>
        <text:list-item>
          <text:p text:style-name="P9">In an expression language like <text:span text:style-name="T5">COOL</text:span>, this involve<text:span text:style-name="T5">s</text:span> inferring the types of expressions starting from the bottom of an AST</text:p>
        </text:list-item>
        <text:list-item>
          <text:p text:style-name="P8">What does type checking involve in a non expression language?</text:p>
          <text:list>
            <text:list-item>
              <text:p text:style-name="P10">Before an integer multiplication is performed, both operands must be checked to ensure that they are integers</text:p>
            </text:list-item>
            <text:list-item>
              <text:p text:style-name="P10">Before a logical operation is carried out, both operands must be checked to ensure that they are booleans.</text:p>
            </text:list-item>
            <text:list-item>
              <text:p text:style-name="P10">Before an array indexing operation can be performed, it must be made sure that the operand is an array and not a variable or record.</text:p>
            </text:list-item>
          </text:list>
        </text:list-item>
      </text:list>
      <text:p text:style-name="P6"/>
      <text:p text:style-name="P2">Statically typed languages</text:p>
      <text:list xml:id="list1961867889" text:style-name="L3">
        <text:list-item>
          <text:p text:style-name="P12"><text:span text:style-name="T6">Every variable and expression has a fixed type</text:span><text:span text:style-name="T7">(which is explicitly stated by the programmer or </text:span><text:span text:style-name="T6">can be </text:span><text:span text:style-name="T7">inferred by the compiler).</text:span></text:p>
        </text:list-item>
        <text:list-item>
          <text:p text:style-name="P11"><text:span text:style-name="T7">Thus </text:span>type-checking <text:span text:style-name="T7">can and is done </text:span>as a part of compilation.</text:p>
        </text:list-item>
        <text:list-item>
          <text:p text:style-name="P11"><text:span text:style-name="T8">Helps</text:span> catches many programming errors at compiler time. This allows many type errors to be caught early in the development phase</text:p>
        </text:list-item>
        <text:list-item>
          <text:p text:style-name="P11">However since not all type information is exposed at compile time, the static type checker is forced to be conservative. They reject some programs which may be well behaved at run time but cannot be statically determined to be type safe</text:p>
        </text:list-item>
        <text:list-item>
          <text:p text:style-name="P11">Avoids overheads of repeated runtime type checking.</text:p>
        </text:list-item>
        <text:list-item>
          <text:p text:style-name="P13"><text:span text:style-name="T13">Static checking is more secure as the compiler can certify that the program does not contain any type errors.</text:span></text:p>
        </text:list-item>
        <text:list-item>
          <text:p text:style-name="P11">Examples - C, <text:span text:style-name="T12">Java, </text:span>Cool, Haskell</text:p>
        </text:list-item>
        <text:list-item>
          <text:p text:style-name="P4">Note: <text:span text:style-name="T1">A majority of statically typed programs are not strictly type safe in the sense they allow programmers to write code which would circumvent the type checking.</text:span></text:p>
        </text:list-item>
        <text:list-item>
          <text:p text:style-name="P11">Soundness theorem - A static type system is sound if the type it determines for an object/expression statically is the same or a supertype of the dynamic type of the system</text:p>
        </text:list-item>
      </text:list>
      <text:p text:style-name="P6"/>
      <text:p text:style-name="P2">Dynamically typed</text:p>
      <text:list xml:id="list1784422036" text:style-name="L4">
        <text:list-item>
          <text:p text:style-name="P15"><text:soft-page-break/><text:span text:style-name="T9">In dynamically typed languages, variables and expressions do not have a fixed type(which is either explicitly set by the programmer or that can be inferred statically during compilation).</text:span></text:p>
        </text:list-item>
        <text:list-item>
          <text:p text:style-name="P15"><text:span text:style-name="T9">But importantly values continue to have fixed types. Every time an operand is computed during the </text:span><text:span text:style-name="T10">execution/runtime </text:span><text:span text:style-name="T9">of a program, it yields a value which should be type-checked before performing an operation on a variable containing this value(so that it can be verified that the operation is not nonsensical)</text:span></text:p>
        </text:list-item>
        <text:list-item>
          <text:p text:style-name="P14">Examples – Scheme, Python, Lisp, Java<text:span text:style-name="T11">S</text:span>cript, PHP, Ruby, Tcl</text:p>
        </text:list-item>
      </text:list>
      <text:p text:style-name="P6"/>
      <text:p text:style-name="P2">A combination of static and dynamic type checking</text:p>
      <text:list xml:id="list1805523165" text:style-name="L5">
        <text:list-item>
          <text:p text:style-name="P16">Both – C++, Perl, C#</text:p>
        </text:list-item>
        <text:list-item>
          <text:p text:style-name="P16">Untyped – Machine code</text:p>
        </text:list-item>
        <text:list-item>
          <text:p text:style-name="P16">Reality</text:p>
          <text:list>
            <text:list-item>
              <text:p text:style-name="P16">Unsafe casts in C, C++ and Java</text:p>
            </text:list-item>
            <text:list-item>
              <text:p text:style-name="P16"><text:span text:style-name="T12">Retrofitting</text:span> <text:span text:style-name="T12">static</text:span> type checking to <text:span text:style-name="T12">dynamically</text:span> typed languages</text:p>
            </text:list-item>
          </text:list>
        </text:list-item>
      </text:list>
      <text:p text:style-name="P6"/>
      <text:p text:style-name="P2">Strongly Typed Language</text:p>
      <text:p text:style-name="P6">A language whose type checking mechanism only allows <text:span text:style-name="T13">explicit </text:span>type conversions <text:span text:style-name="T13">or casting in line with some restrictions.</text:span></text:p>
      <text:p text:style-name="P6">Example – Java, Python</text:p>
      <text:p text:style-name="P6"/>
      <text:p text:style-name="P2">Weakly typed languages</text:p>
      <text:p text:style-name="P17"><text:span text:style-name="T13">Weakly typed languages</text:span><text:span text:style-name="T13"> implicitly converts (or casts) types when used.</text:span></text:p>
      <text:p text:style-name="P1"><text:span text:style-name="T2">Example : C, </text:span><text:span text:style-name="T1">Javascript</text:span></text:p>
      <text:p text:style-name="P1"><text:span text:style-name="T1"/></text:p>
      <text:p text:style-name="P5"><text:span text:style-name="T15">Note</text:span></text:p>
      <text:list xml:id="list107824799" text:style-name="L9">
        <text:list-item>
          <text:p text:style-name="P18">Java is statically and strongly typed </text:p>
        </text:list-item>
        <text:list-item>
          <text:p text:style-name="P18">C is statically and weakly typed</text:p>
        </text:list-item>
        <text:list-item>
          <text:p text:style-name="P18">Ruby is dynamically and strongly typed </text:p>
        </text:list-item>
        <text:list-item>
          <text:p text:style-name="P18">JavaScript is dynamically and weakly typ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6-07T12:59:44</meta:creation-date>
    <dc:date>2012-11-06T18:13:11</dc:date>
    <dc:creator>Kempa </dc:creator>
    <meta:editing-duration>PT8H48S</meta:editing-duration>
    <meta:editing-cycles>12</meta:editing-cycles>
    <meta:generator>LibreOffice/3.6$Linux_x86 LibreOffice_project/360m1$Build-2</meta:generator>
    <meta:document-statistic meta:table-count="0" meta:image-count="0" meta:object-count="0" meta:page-count="2" meta:paragraph-count="48" meta:word-count="624" meta:character-count="3665" meta:non-whitespace-character-count="3115"/>
  </office:meta>
</office:document-meta>
</file>